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3"/>
    <style:style style:name="T1" style:family="text">
      <style:text-properties style:font-name="Nimbus Mono L"/>
    </style:style>
    <text:list-style style:name="L1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#182) The Small Problems List -- <text:span text:style-name="T1">http://RahmatM.Samik-Ibrahim.vlsm.org/.</text:span></text:p>
      <text:p text:style-name="Standard">(c)2010 VauLSM.org</text:p>
      <text:p text:style-name="Standard"/>
      <text:h text:style-name="Heading_20_1" text:outline-level="1">Apache</text:h>
      <text:list xml:id="list256826095" text:style-name="L3">
        <text:list-item>
          <text:p text:style-name="P1">Problem: “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19:18:28</meta:creation-date>
    <dc:title>default</dc:title>
    <meta:editing-duration>PT01H48M46S</meta:editing-duration>
    <meta:editing-cycles>3</meta:editing-cycles>
    <meta:generator>OpenOffice.org/3.2$Linux OpenOffice.org_project/320m12$Build-9483</meta:generator>
    <meta:initial-creator>Rahmat Samik-Ibrahim</meta:initial-creator>
    <dc:date>2010-09-02T21:07:13</dc:date>
    <dc:creator>Rahmat Samik-Ibrahim</dc:creator>
    <meta:document-statistic meta:table-count="0" meta:image-count="0" meta:object-count="0" meta:page-count="1" meta:paragraph-count="4" meta:word-count="13" meta:character-count="108"/>
    <meta:template xlink:type="simple" xlink:actuate="onRequest" xlink:title="default" xlink:href="../default1.ott" meta:date="2010-09-02T19:18:28"/>
  </office:meta>
</office:document-meta>
</file>